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caed5" draw:textarea-horizontal-align="justify" draw:textarea-vertical-align="middle" draw:auto-grow-height="false" fo:min-height="1.448cm" fo:min-width="2.33cm"/>
    </style:style>
    <style:style style:name="gr2" style:family="graphic" style:parent-style-name="standard">
      <style:graphic-properties draw:fill-color="#bcaed5" draw:textarea-horizontal-align="justify" draw:textarea-vertical-align="middle" draw:auto-grow-height="false" fo:min-height="0.884cm" fo:min-width="2.52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bcaed5" draw:textarea-horizontal-align="justify" draw:textarea-vertical-align="middle" draw:auto-grow-height="false" fo:min-height="1.75cm" fo:min-width="3.8cm"/>
    </style:style>
    <style:style style:name="gr5" style:family="graphic" style:parent-style-name="standard">
      <style:graphic-properties draw:fill-color="#bcaed5" draw:textarea-horizontal-align="justify" draw:textarea-vertical-align="middle" draw:auto-grow-height="false" fo:min-height="1.8cm" fo:min-width="1.35cm"/>
    </style:style>
    <style:style style:name="gr6" style:family="graphic" style:parent-style-name="standard">
      <style:graphic-properties draw:fill-color="#bcaed5" draw:textarea-horizontal-align="justify" draw:textarea-vertical-align="middle" draw:auto-grow-height="false" fo:min-height="1.01cm" fo:min-width="3.216cm"/>
    </style:style>
    <style:style style:name="gr7" style:family="graphic" style:parent-style-name="standard">
      <style:graphic-properties draw:fill-color="#bcaed5" draw:textarea-horizontal-align="justify" draw:textarea-vertical-align="middle" draw:auto-grow-height="false" fo:min-height="1.75cm" fo:min-width="4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bcaed5" draw:textarea-horizontal-align="justify" draw:textarea-vertical-align="middle" draw:auto-grow-height="false" fo:min-height="0.821cm" fo:min-width="3.342cm"/>
    </style:style>
    <style:style style:name="gr10" style:family="graphic" style:parent-style-name="standard">
      <style:graphic-properties draw:fill-color="#bcaed5" draw:textarea-horizontal-align="justify" draw:textarea-vertical-align="middle" draw:auto-grow-height="false" fo:min-height="1.164cm" fo:min-width="2.33cm"/>
    </style:style>
    <style:style style:name="P1" style:family="paragraph">
      <style:paragraph-properties fo:text-align="center"/>
    </style:style>
    <style:style style:name="P2" style:family="paragraph">
      <loext:graphic-properties draw:fill-color="#bcaed5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cm" svg:height="2.4cm" svg:x="8cm" svg:y="1.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8cm" svg:height="1.8cm" svg:x="7.5cm" svg:y="5.3cm">
          <text:p text:style-name="P1">Pobierz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draw:type="line" svg:x1="10cm" svg:y1="4.1cm" svg:x2="9.9cm" svg:y2="5.3cm" draw:start-shape="id1" draw:start-glue-point="8" draw:end-shape="id2" draw:end-glue-point="5" svg:d="M10000 4100l-100 1200" svg:viewBox="0 0 101 1201">
          <text:p/>
        </draw:connector>
        <draw:custom-shape draw:style-name="gr4" draw:text-style-name="P2" xml:id="id3" draw:id="id3" draw:layer="layout" svg:width="4.3cm" svg:height="2cm" svg:x="7.2cm" svg:y="8.7cm">
          <text:p text:style-name="P1">Iloczyn = 1</text:p>
          <text:p text:style-name="P1">i=0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3cm" svg:y1="7.1cm" svg:x2="9.35cm" svg:y2="8.7cm" draw:start-shape="id2" draw:start-glue-point="7" draw:end-shape="id3" svg:d="M9300 7100l50 1600" svg:viewBox="0 0 51 1601">
          <text:p/>
        </draw:connector>
        <draw:custom-shape draw:style-name="gr5" draw:text-style-name="P2" xml:id="id4" draw:id="id4" draw:layer="layout" svg:width="3.7cm" svg:height="4.1cm" svg:x="7.5cm" svg:y="11.8cm">
          <text:p text:style-name="P1">i&lt;=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9.35cm" svg:y1="10.7cm" svg:x2="9.35cm" svg:y2="11.8cm" draw:start-shape="id3" draw:start-glue-point="2" draw:end-shape="id4" svg:d="M9350 10700v1100" svg:viewBox="0 0 1 1101">
          <text:p/>
        </draw:connector>
        <draw:custom-shape draw:style-name="gr6" draw:text-style-name="P2" xml:id="id5" draw:id="id5" draw:layer="layout" svg:width="5.9cm" svg:height="2cm" svg:x="11.4cm" svg:y="16.2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xml:id="id6" draw:id="id6" draw:layer="layout" svg:width="4.8cm" svg:height="2cm" svg:x="12.6cm" svg:y="20.1cm">
          <text:p text:style-name="P1">iloczyn*=a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1.2cm" svg:y1="13.85cm" svg:x2="14.35cm" svg:y2="16.2cm" draw:start-shape="id4" draw:start-glue-point="7" draw:end-shape="id5" draw:end-glue-point="5" svg:d="M11200 13850h3150v2350" svg:viewBox="0 0 3151 2351">
          <text:p text:style-name="P1">TAK</text:p>
        </draw:connector>
        <draw:connector draw:style-name="gr3" draw:text-style-name="P3" draw:layer="layout" draw:type="line" svg:x1="14.35cm" svg:y1="18.2cm" svg:x2="15cm" svg:y2="20.1cm" draw:start-shape="id5" draw:start-glue-point="8" draw:end-shape="id6" draw:end-glue-point="0" svg:d="M14350 18200l650 1900" svg:viewBox="0 0 651 1901">
          <text:p/>
        </draw:connector>
        <draw:connector draw:style-name="gr3" draw:text-style-name="P3" draw:layer="layout" svg:x1="17.4cm" svg:y1="21.1cm" svg:x2="9.678cm" svg:y2="11.732cm" draw:start-shape="id6" draw:start-glue-point="1" svg:d="M17400 21100h501v-9368h-8223" svg:viewBox="0 0 8224 9369">
          <text:p/>
        </draw:connector>
        <draw:custom-shape draw:style-name="gr9" draw:text-style-name="P2" xml:id="id7" draw:id="id7" draw:layer="layout" svg:width="6.1cm" svg:height="1.7cm" svg:x="2cm" svg:y="17.9cm">
          <text:p text:style-name="P1">Drukuj iloczy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3" draw:layer="layout" svg:x1="5.05cm" svg:y1="17.9cm" svg:x2="7.5cm" svg:y2="13.85cm" draw:start-shape="id7" draw:start-glue-point="5" draw:end-shape="id4" draw:end-glue-point="5" svg:d="M5050 17900v-4050h2450" svg:viewBox="0 0 2451 4051">
          <text:p text:style-name="P1">NIE</text:p>
        </draw:connector>
        <draw:custom-shape draw:style-name="gr10" draw:text-style-name="P2" xml:id="id8" draw:id="id8" draw:layer="layout" svg:width="4cm" svg:height="2cm" svg:x="2.4cm" svg:y="22.8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4.287cm" svg:y1="19.6cm" svg:x2="4.4cm" svg:y2="22.8cm" draw:start-shape="id7" draw:start-glue-point="7" draw:end-shape="id8" svg:d="M4287 19600l113 3200" svg:viewBox="0 0 114 3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2:02:07.229739999</meta:creation-date>
    <dc:date>2018-12-18T12:10:43.385251468</dc:date>
    <meta:editing-duration>PT8M36S</meta:editing-duration>
    <meta:editing-cycles>1</meta:editing-cycles>
    <meta:document-statistic meta:object-count="16"/>
    <meta:generator>LibreOffice/6.0.6.2$Linux_X86_64 LibreOffice_project/00m0$Build-2</meta:generator>
  </office:meta>
</office:document-meta>
</file>